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 Damage</text:p>
      <text:p text:style-name="Standard">Just prior to subtracting hitpoints from a combatant as a result of an attack, we search for scripts named “ComputeDamage” in the following places:</text:p>
      <text:list xml:id="list28319899" text:style-name="L1">
        <text:list-item>
          <text:p text:style-name="P2">The Ammunition (if any) (Perhaps an arrow)</text:p>
        </text:list-item>
        <text:list-item>
          <text:p text:style-name="P2">The Primary weapon (if any) (Perhaps a club or bow)</text:p>
        </text:list-item>
        <text:list-item>
          <text:p text:style-name="P2">The Target's Monster Type (eg: orc) </text:p>
        </text:list-item>
        <text:list-item>
          <text:p text:style-name="P2">The Target Combatant.</text:p>
        </text:list-item>
      </text:list>
      <text:p text:style-name="Standard"/>
      <text:p text:style-name="Standard">Each script can examine hook parameter[0] and return a value that will replace hook parameter[0]. <text:s text:c="2"/>After all scripts have been called, hook parameter[5] will be used as the damage.</text:p>
      <text:p text:style-name="Heading">Parameters</text:p>
      <text:list xml:id="list28507800" text:style-name="L2">
        <text:list-item>
          <text:p text:style-name="P3">Hook parameter 2 contains the result of the damage dice roll.</text:p>
        </text:list-item>
        <text:list-item>
          <text:p text:style-name="P3">Hook parameter 3 contains the 'Attack Bonus' of the Weapon used to initiate the attack. <text:s/>In the case of arrows and such, this will probably be a bow or some such weapon that launched the missile. <text:s/>It will be zero if no weapon was used in the attack.</text:p>
        </text:list-item>
        <text:list-item>
          <text:p text:style-name="P3">Hook parameter 4 contains the 'Attack Bonus' of any missile (ammunition) that was used in the attack. <text:s/>It will be zero if no such ammunition was used.</text:p>
        </text:list-item>
        <text:list-item>
          <text:p text:style-name="P3">Hook parameter 5 contains the damage as computed by the engine. <text:s/>This will be the sum of hook parameters 2, 3, and 4.</text:p>
        </text:list-item>
        <text:list-item>
          <text:p text:style-name="P3">Hook parameter 6 contains a “1” if the damage is considered 'non-lethal'.</text:p>
        </text:list-item>
        <text:list-item>
          <text:p text:style-name="P3">Hook parameter 7 can be used to replace the normal “Rolls and hits for points” message. <text:s/>There are actually two messages: <text:s/>“Rolls and hits” and “Rolls and backstabs”. <text:s/>Hook parameter 7, if non-empty, will replace whichever of the two would otherwise be displayed.</text:p>
        </text:list-item>
      </text:list>
      <text:p text:style-name="Heading">Context</text:p>
      <text:p text:style-name="Standard"/>
      <text:p text:style-name="Standard">Attacker Character --- $AttackerContext</text:p>
      <text:p text:style-name="Standard">Target Character <text:s/>--- <text:s/>$TargetContext()</text:p>
      <text:p text:style-name="Standard">Weapon --- <text:s/>$ItemContex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2:16.72</meta:creation-date>
    <meta:generator>OpenOffice.org/3.2$Win32 OpenOffice.org_project/320m18$Build-9502</meta:generator>
    <dc:date>2012-09-28T08:45:12.10</dc:date>
    <dc:creator>Paul Stevens</dc:creator>
    <meta:editing-duration>PT00H40M28S</meta:editing-duration>
    <meta:editing-cycles>6</meta:editing-cycles>
    <meta:document-statistic meta:table-count="0" meta:image-count="0" meta:object-count="0" meta:page-count="1" meta:paragraph-count="18" meta:word-count="273" meta:character-count="1540"/>
  </office:meta>
</office:document-meta>
</file>